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opulação (mm)</text:p>
          </table:table-cell>
          <table:table-cell/>
          <table:table-cell office:value-type="string" calcext:value-type="string">
            <text:p>Amostra(100 elem)</text:p>
          </table:table-cell>
          <table:table-cell/>
          <table:table-cell table:style-name="ce3" office:value-type="string" calcext:value-type="string" table:number-columns-spanned="2" table:number-rows-spanned="2">
            <text:p>Média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string" calcext:value-type="string" table:number-columns-spanned="2" table:number-rows-spanned="1">
            <text:p>Intervalo de confiança(95%)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table:style-name="ce2" office:value-type="string" calcext:value-type="string">
            <text:p>Menor</text:p>
          </table:table-cell>
          <table:table-cell table:style-name="ce2" office:value-type="string" calcext:value-type="string">
            <text:p>Maior</text:p>
          </table:table-cell>
          <table:table-cell office:value-type="string" calcext:value-type="string">
            <text:p>média</text:p>
          </table:table-cell>
          <table:table-cell table:formula="of:=AVERAGE([.C2:.C101])" office:value-type="float" office:value="500.1" calcext:value-type="float">
            <text:p>500,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table:style-name="ce2" table:formula="of:=[.H4]-[.H6]*[.H5]/SQRT(100)" office:value-type="float" office:value="498.888443754005" calcext:value-type="float">
            <text:p>498,888443754005</text:p>
          </table:table-cell>
          <table:table-cell table:style-name="ce2" table:formula="of:=[.H4]+[.H6]*[.H5]/SQRT(100)" office:value-type="float" office:value="501.311556245995" calcext:value-type="float">
            <text:p>501,311556245995</text:p>
          </table:table-cell>
          <table:table-cell office:value-type="string" calcext:value-type="string">
            <text:p>desvo a</text:p>
          </table:table-cell>
          <table:table-cell table:formula="of:=COM.MICROSOFT.STDEV.S([.C2:.C101])" office:value-type="float" office:value="6.1059666133077" calcext:value-type="float">
            <text:p>6,105966613307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formula="of:=COM.MICROSOFT.T.INV(0.975;99)" office:value-type="float" office:value="1.98421695158642" calcext:value-type="float">
            <text:p>1,9842169515864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table:style-name="ce3" office:value-type="string" calcext:value-type="string" table:number-columns-spanned="2" table:number-rows-spanned="2">
            <text:p>Proporção &lt;495</text:p>
          </table:table-cell>
          <table:covered-table-cell/>
          <table:table-cell office:value-type="string" calcext:value-type="string">
            <text:p>media popu.</text:p>
          </table:table-cell>
          <table:table-cell table:formula="of:=AVERAGE([.A2:.A5000])" office:value-type="float" office:value="499.98299659932" calcext:value-type="float">
            <text:p>499,9829965993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string" calcext:value-type="string" table:number-columns-spanned="2" table:number-rows-spanned="1">
            <text:p>Intervalo de confiança(95%)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table:style-name="ce2" office:value-type="string" calcext:value-type="string">
            <text:p>Menor</text:p>
          </table:table-cell>
          <table:table-cell table:style-name="ce2" office:value-type="string" calcext:value-type="string">
            <text:p>Maior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table:style-name="ce2" table:formula="of:=[.F15]-[.F16]*SQRT([.F15]*(1-[.F15])/100)" office:value-type="float" office:value="0.182983946308741" calcext:value-type="float">
            <text:p>0,182983946308741</text:p>
          </table:table-cell>
          <table:table-cell table:style-name="ce2" table:formula="of:=[.F15]+[.F16]*SQRT([.F15]*(1-[.F15])/100)" office:value-type="float" office:value="0.357016053691259" calcext:value-type="float">
            <text:p>0,357016053691259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3"/>
          <table:table-cell office:value-type="string" calcext:value-type="string">
            <text:p>na população</text:p>
          </table:table-cell>
          <table:table-cell office:value-type="string" calcext:value-type="string">
            <text:p>proporcao pop &lt;49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3"/>
          <table:table-cell table:formula="of:=COUNTIF([.A2:.A5000];&quot;&lt;495&quot;)" office:value-type="float" office:value="1209" calcext:value-type="float">
            <text:p>1209</text:p>
          </table:table-cell>
          <table:table-cell table:formula="of:=[.G13]/5000" office:value-type="float" office:value="0.2418" calcext:value-type="float">
            <text:p>0,24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&lt;495</text:p>
          </table:table-cell>
          <table:table-cell table:formula="of:=COUNTIF([.C2:.C101];&quot;&lt;495&quot;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^</text:p>
          </table:table-cell>
          <table:table-cell table:formula="of:=[.F14]/100" office:value-type="float" office:value="0.27" calcext:value-type="float">
            <text:p>0,27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Z(95%)</text:p>
          </table:table-cell>
          <table:table-cell office:value-type="float" office:value="1.96" calcext:value-type="float">
            <text:p>1,9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7"/>
        </table:table-row>
        <table:table-row table:style-name="ro1" table:number-rows-repeated="104357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lanilha2" table:style-name="ta1">
        <table:table-column table:style-name="co2" table:number-columns-repeated="5" table:default-cell-style-name="Default"/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edia</text:p>
          </table:table-cell>
          <table:table-cell table:formula="of:=AVERAGE([.A1:.A10])" office:value-type="float" office:value="35.9" calcext:value-type="float">
            <text:p>35,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esvpad a</text:p>
          </table:table-cell>
          <table:table-cell table:formula="of:=COM.MICROSOFT.STDEV.S([.A1:.A10])" office:value-type="float" office:value="10.8776018598872" calcext:value-type="float">
            <text:p>10,87760185988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td amostr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 0,99</text:p>
          </table:table-cell>
          <table:table-cell table:formula="of:=COM.MICROSOFT.T.INV(0.995;9)" office:value-type="float" office:value="3.24983554159213" calcext:value-type="float">
            <text:p>3,249835541592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[.E2]-[.E5]*[.E3]/SQRT([.E4])" office:value-type="float" office:value="24.7212165627265" calcext:value-type="float">
            <text:p>24,7212165627265</text:p>
          </table:table-cell>
          <table:table-cell table:formula="of:=[.E2]+[.E5]*[.E3]/SQRT([.E4])" office:value-type="float" office:value="47.0787834372735" calcext:value-type="float">
            <text:p>47,078783437273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edia</text:p>
          </table:table-cell>
          <table:table-cell table:formula="of:=AVERAGE([.A13:.A39])" office:value-type="float" office:value="198.296296296296" calcext:value-type="float">
            <text:p>198,2962962962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esvpad a</text:p>
          </table:table-cell>
          <table:table-cell table:formula="of:=COM.MICROSOFT.STDEV.S([.A13:.A39])" office:value-type="float" office:value="2.6284656948174" calcext:value-type="float">
            <text:p>2,62846569481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td amostra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 0,95</text:p>
          </table:table-cell>
          <table:table-cell table:formula="of:=COM.MICROSOFT.T.INV(0.975;26)" office:value-type="float" office:value="2.05552943864287" calcext:value-type="float">
            <text:p>2,055529438642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[.E13]-[.E16]*[.E14]/SQRT([.E15])" office:value-type="float" office:value="197.256509897701" calcext:value-type="float">
            <text:p>197,256509897701</text:p>
          </table:table-cell>
          <table:table-cell table:formula="of:=[.E13]+[.E16]*[.E14]/SQRT([.E15])" office:value-type="float" office:value="199.336082694892" calcext:value-type="float">
            <text:p>199,33608269489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</table:table>
      <table:table table:name="Planilha3" table:style-name="ta1">
        <table:table-column table:style-name="co2" table:number-columns-repeated="4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dia</text:p>
          </table:table-cell>
          <table:table-cell table:formula="of:=AVERAGE([.A1:.A12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esvio p</text:p>
          </table:table-cell>
          <table:table-cell table:formula="of:=COM.MICROSOFT.STDEV.S([.A1:.A12])" office:value-type="float" office:value="1.53741222957161" calcext:value-type="float">
            <text:p>1,537412229571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amostra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 (0,95)</text:p>
          </table:table-cell>
          <table:table-cell table:formula="of:=COM.MICROSOFT.T.INV(0.975;11)" office:value-type="float" office:value="2.20098516009164" calcext:value-type="float">
            <text:p>2,200985160091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formula="of:=[.D3]-[.D6]*[.D4]/SQRT([.D5])" office:value-type="float" office:value="13.0231748723988" calcext:value-type="float">
            <text:p>13,0231748723988</text:p>
          </table:table-cell>
          <table:table-cell table:formula="of:=[.D3]+[.D6]*[.D4]/SQRT([.D5])" office:value-type="float" office:value="14.9768251276012" calcext:value-type="float">
            <text:p>14,9768251276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formula="of:=[.C9]-[.D9]" office:value-type="float" office:value="-1.95365025520244" calcext:value-type="float">
            <text:p>-1,9536502552024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</table:table>
      <table:table table:name="Planilha4" table:style-name="ta1">
        <table:table-column table:style-name="co2" table:number-columns-repeated="4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,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dia</text:p>
          </table:table-cell>
          <table:table-cell table:formula="of:=AVERAGE([.A1:.A14])" office:value-type="float" office:value="15.4428571428571" calcext:value-type="float">
            <text:p>15,4428571428571</text:p>
          </table:table-cell>
          <table:table-cell/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string" calcext:value-type="string">
            <text:p>desv pad a</text:p>
          </table:table-cell>
          <table:table-cell table:formula="of:=COM.MICROSOFT.STDEV.S([.A1:.A14])" office:value-type="float" office:value="2.07427996245381" calcext:value-type="float">
            <text:p>2,07427996245381</text:p>
          </table:table-cell>
          <table:table-cell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string" calcext:value-type="string">
            <text:p>t</text:p>
          </table:table-cell>
          <table:table-cell table:formula="of:=COM.MICROSOFT.T.INV(0.975;13)" office:value-type="float" office:value="2.16036865646279" calcext:value-type="float">
            <text:p>2,1603686564627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.1" calcext:value-type="float">
            <text:p>13,1</text:p>
          </table:table-cell>
          <table:table-cell table:number-columns-repeated="3"/>
        </table:table-row>
        <table:table-row table:style-name="ro1">
          <table:table-cell office:value-type="float" office:value="15.2" calcext:value-type="float">
            <text:p>15,2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8.1" calcext:value-type="float">
            <text:p>18,1</text:p>
          </table:table-cell>
          <table:table-cell/>
          <table:table-cell table:formula="of:=[.C3]-[.C6]*[.C4]/SQRT([.C5])" office:value-type="float" office:value="14.2452035491705" calcext:value-type="float">
            <text:p>14,2452035491705</text:p>
          </table:table-cell>
          <table:table-cell table:formula="of:=[.C3]+[.C6]*[.C4]/SQRT([.C5])" office:value-type="float" office:value="16.6405107365438" calcext:value-type="float">
            <text:p>16,6405107365438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table:number-columns-repeated="3"/>
        </table:table-row>
        <table:table-row table:style-name="ro1">
          <table:table-cell office:value-type="float" office:value="12.3" calcext:value-type="float">
            <text:p>12,3</text:p>
          </table:table-cell>
          <table:table-cell table:number-columns-repeated="3"/>
        </table:table-row>
        <table:table-row table:style-name="ro1">
          <table:table-cell office:value-type="float" office:value="17.5" calcext:value-type="float">
            <text:p>17,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</table:table>
      <table:table table:name="Planilha5" table:style-name="ta1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oporcao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400" calcext:value-type="float">
            <text:p>400</text:p>
          </table:table-cell>
        </table:table-row>
        <table:table-row table:style-name="ro1">
          <table:table-cell table:formula="of:=[.D4]-[.E5]*SQRT([.D4]*(1-[.D4])/[.E3])" office:value-type="float" office:value="0.0286413951766507" calcext:value-type="float">
            <text:p>0,0286413951766507</text:p>
          </table:table-cell>
          <table:table-cell table:formula="of:=[.D4]+[.E5]*SQRT([.D4]*(1-[.D4])/[.E3])" office:value-type="float" office:value="0.0713586048233493" calcext:value-type="float">
            <text:p>0,0713586048233493</text:p>
          </table:table-cell>
          <table:table-cell/>
          <table:table-cell table:formula="of:=[.E2]/[.E3]" office:value-type="float" office:value="0.05" calcext:value-type="float">
            <text:p>0,0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95%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</text:p>
          </table:table-cell>
          <table:table-cell table:formula="of:=[.E9]/[.E10]" office:value-type="float" office:value="0.15" calcext:value-type="float">
            <text:p>0,15</text:p>
          </table:table-cell>
          <table:table-cell/>
        </table:table-row>
        <table:table-row table:style-name="ro1">
          <table:table-cell table:formula="of:=[.D11]-[.E12]*SQRT([.D11]*(1-[.D11])/[.E10])" office:value-type="float" office:value="0.109593564868947" calcext:value-type="float">
            <text:p>0,109593564868947</text:p>
          </table:table-cell>
          <table:table-cell table:formula="of:=[.D11]+[.E12]*SQRT([.D11]*(1-[.D11])/[.E10])" office:value-type="float" office:value="0.190406435131053" calcext:value-type="float">
            <text:p>0,190406435131053</text:p>
          </table:table-cell>
          <table:table-cell/>
          <table:table-cell office:value-type="string" calcext:value-type="string">
            <text:p>z95%</text:p>
          </table:table-cell>
          <table:table-cell office:value-type="float" office:value="1.96" calcext:value-type="float">
            <text:p>1,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 style:data-style-name="N2" text:time-value="19:14:04.445271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6:45:58.039418000</meta:creation-date>
    <dc:date>2025-06-25T19:26:32.490620900</dc:date>
    <meta:editing-duration>PT49M33S</meta:editing-duration>
    <meta:editing-cycles>8</meta:editing-cycles>
    <meta:generator>LibreOffice/25.2.4.3$Windows_X86_64 LibreOffice_project/33e196637044ead23f5c3226cde09b47731f7e27</meta:generator>
    <meta:document-statistic meta:table-count="5" meta:cell-count="5275" meta:object-count="0"/>
  </office:meta>
</office:document-meta>
</file>